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RoleMessageExchangeImpl.invokeBlock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oleMessageExchangeImpl.get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oleMessageExchangeImpl.cloneMessage( 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RoleMessageExchangeImpl.getCli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oleMessageExchangeImpl.invokeTransa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oleMessageExchangeImpl.doInvok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yRoleMessageExchangeImpl.load( MessageExchangeDAO da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RoleMessageExchangeImpl.getFailureTyp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RoleMessageExchangeImpl.getCorrelation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oleMessageExchangeImpl.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yRoleMessageExchangeImpl.save( MessageExchangeDAO dao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yRoleMessageExchangeImpl.setRequest( final Message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RoleMessageExchangeImpl.MyRoleMessageExchangeImpl( ODEProcess process , String mexId , PartnerLinkModel oplink , Operation operation , QName calle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RoleMessageExchangeImpl.invokeReli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oleMessageExchangeImpl.invokeA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RoleMessageExchangeImpl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